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666666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5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pen Sans" fo:font-size="17pt" fo:letter-spacing="normal" fo:font-style="normal" style:text-underline-style="none" fo:font-weight="bold" style:font-name-asian="Open Sans" style:font-size-asian="17pt" style:font-style-asian="normal" style:font-weight-asian="bold" style:font-name-complex="Open Sans" style:font-size-complex="17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8.459cm" svg:height="1.361cm" svg:x="5.62cm" svg:y="0cm">
          <text:p text:style-name="P1"><text:span text:style-name="T1"/></text:p>
          <text:p text:style-name="P1"><text:span text:style-name="T2">Dat’accélère</text:span><text:span text:style-name="T3"><text:line-break/></text:span><text:span text:style-name="T3">Evaluation des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27.475cm" svg:height="0.087cm" svg:x="1.055cm" svg:y="10.2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3" draw:text-style-name="P3" draw:layer="layout" svg:width="0.058cm" svg:height="16.752cm" svg:x="14.82cm" svg:y="2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;p13" draw:style-name="gr4" draw:text-style-name="P2" draw:layer="layout" svg:width="3.367cm" svg:height="1.361cm" svg:x="0.351cm" svg:y="8.318cm">
          <text:p text:style-name="P4"><text:span text:style-name="T4">Faible val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4" draw:text-style-name="P2" draw:layer="layout" svg:width="4.012cm" svg:height="1.844cm" svg:x="25.13cm" svg:y="10.925cm">
          <text:p text:style-name="P4"><text:span text:style-name="T4">Forte val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2" draw:layer="layout" svg:width="5.183cm" svg:height="1.698cm" svg:x="8.494cm" svg:y="18.569cm">
          <text:p text:style-name="P4"><text:span text:style-name="T4">Difficile à obtenir, faible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4" draw:text-style-name="P2" draw:layer="layout" svg:width="4.802cm" svg:height="1.698cm" svg:x="15.523cm" svg:y="2.343cm">
          <text:p text:style-name="P4"><text:span text:style-name="T4">Facile à obtenir, bonne qua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5" draw:text-style-name="P5" draw:layer="layout" svg:width="6.852cm" svg:height="1.844cm" svg:x="0.381cm" svg:y="0.586cm">
          <text:p text:style-name="P4"><text:span text:style-name="T5">Proje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6" draw:layer="layout" svg:width="13.471cm" svg:height="9.524cm" svg:x="2.7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2.18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781cm" svg:height="1.606cm" svg:x="27.519cm" svg:y="19.039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"/>
    <meta:generator>LibreOfficeDev/6.0.5.2$Linux_X86_64 LibreOffice_project/</meta:generator>
  </office:meta>
</office:document-meta>
</file>